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1" svg:font-family="'CMU Serif'" style:font-adornments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left" draw:textarea-vertical-align="top" draw:auto-grow-height="false" fo:min-height="5.159cm" fo:min-width="17.736cm" fo:padding-top="0.151cm" fo:padding-bottom="0.151cm" fo:padding-left="0.276cm" fo:padding-right="0.276cm" draw:shadow="visible" draw:shadow-offset-x="0.152cm" draw:shadow-offset-y="0.152cm" draw:shadow-color="#cccccc"/>
    </style:style>
    <style:style style:name="gr2" style:family="graphic" style:parent-style-name="standard">
      <style:graphic-properties draw:stroke="dash" draw:stroke-dash="Fine_20_Dashed" svg:stroke-color="#000000" draw:fill-color="#e6e6e6" draw:textarea-horizontal-align="left" draw:textarea-vertical-align="top" draw:auto-grow-height="false" fo:min-height="1.655cm" fo:min-width="17.28cm"/>
    </style:style>
    <style:style style:name="gr3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2.54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 fo:font-weight="bold" style:font-weight-asian="bold" style:font-weight-complex="bold"/>
    </style:style>
    <style:style style:name="P3" style:family="paragraph">
      <style:paragraph-properties fo:text-align="center"/>
      <style:text-properties style:font-name="CMU Serif1" fo:font-size="12pt" fo:font-weight="normal" style:font-size-asian="18pt" style:font-weight-asian="normal" style:font-size-complex="18pt"/>
    </style:style>
    <style:style style:name="P4" style:family="paragraph">
      <loext:graphic-properties draw:fill-color="#e6e6e6"/>
      <style:paragraph-properties fo:text-align="center"/>
      <style:text-properties style:font-name="CMU Serif1" fo:font-size="12pt" fo:font-weight="normal" style:font-size-asian="18pt" style:font-weight-asian="normal" style:font-size-complex="18pt"/>
    </style:style>
    <style:style style:name="P5" style:family="paragraph">
      <loext:graphic-properties draw:fill-color="#ffffff"/>
      <style:paragraph-properties fo:text-align="center"/>
      <style:text-properties style:font-name="CMU Serif"/>
    </style:style>
    <style:style style:name="T1" style:family="text">
      <style:text-properties style:font-name="CMU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288cm" svg:height="5.461cm" svg:x="0.254cm" svg:y="0.254cm">
          <text:p text:style-name="P1"><text:span text:style-name="T1">Scoreboar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7.78cm" svg:height="1.905cm" svg:x="0.508cm" svg:y="1.143cm">
          <text:p text:style-name="P3">Design Internal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048cm" svg:height="0.762cm" svg:x="0.762cm" svg:y="2.032cm">
          <text:p text:style-name="P1"><text:span text:style-name="T2">PC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5" draw:layer="layout" svg:width="3.048cm" svg:height="0.762cm" svg:x="4.318cm" svg:y="2.032cm">
          <text:p text:style-name="P1"><text:span text:style-name="T2">Call Stack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5" draw:layer="layout" svg:width="3.048cm" svg:height="0.762cm" svg:x="11.43cm" svg:y="2.032cm">
          <text:p text:style-name="P1"><text:span text:style-name="T2">SCP Write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5" draw:layer="layout" svg:width="3.048cm" svg:height="0.762cm" svg:x="7.874cm" svg:y="2.032cm">
          <text:p text:style-name="P1"><text:span text:style-name="T2">SCP Read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7.78cm" svg:height="1.905cm" svg:x="0.508cm" svg:y="3.556cm">
          <text:p text:style-name="P3">Design Interface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048cm" svg:height="0.762cm" svg:x="4.318cm" svg:y="4.445cm">
          <text:p text:style-name="P1"><text:span text:style-name="T2">CS Overf.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5" draw:layer="layout" svg:width="3.048cm" svg:height="0.762cm" svg:x="0.762cm" svg:y="4.445cm">
          <text:p text:style-name="P1"><text:span text:style-name="T2">Done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5" draw:layer="layout" svg:width="3.048cm" svg:height="0.762cm" svg:x="14.986cm" svg:y="2.032cm">
          <text:p text:style-name="P1"><text:span text:style-name="T2">CCR Li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5" draw:layer="layout" svg:width="3.048cm" svg:height="0.762cm" svg:x="7.874cm" svg:y="4.445cm">
          <text:p text:style-name="P1"><text:span text:style-name="T2">CSR List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1" svg:font-family="'CMU Serif'" style:font-adornments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9.05cm" fo:page-height="6.2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12:32:07.177380095</meta:creation-date>
    <dc:date>2017-06-26T12:42:09.960923417</dc:date>
    <meta:editing-duration>PT10M3S</meta:editing-duration>
    <meta:editing-cycles>1</meta:editing-cycles>
    <meta:document-statistic meta:object-count="11"/>
    <meta:generator>LibreOffice/5.0.6.2$Linux_X86_64 LibreOffice_project/00$Build-2</meta:generator>
  </office:meta>
</office:document-meta>
</file>